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2,927,025,573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0,744,473,911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9,203,988,814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2,387,183,844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2,612,397,758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8,915,786,996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7,305,915,761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7,871,725,205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6,673,441,667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5,127,805,566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4,440,404,021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1,902,564,401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9,977,647,644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9,239,221,858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7,939,487,473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6,606,884,39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,178,563,590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,840,503,868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,193,246,837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,998,563,257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,584,815,846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,269,333,313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,044,585,326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33:23.623906771</dc:date>
    <meta:editing-duration>PT7H25M12S</meta:editing-duration>
    <meta:editing-cycles>178</meta:editing-cycles>
    <meta:generator>LibreOffice/7.2.6.2$Linux_X86_64 LibreOffice_project/20$Build-2</meta:generator>
    <meta:document-statistic meta:table-count="1" meta:cell-count="48" meta:object-count="0"/>
  </office:meta>
</office:document-meta>
</file>